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ucida Sans1" svg:font-family="'Lucida Sans'" style:font-family-generic="swiss"/>
    <style:font-face style:name="Linux Biolinum G" svg:font-family="'Linux Biolinum G'" style:font-pitch="variable"/>
    <style:font-face style:name="DINPro-Medium" svg:font-family="DINPro-Medium" style:font-family-generic="moder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ialogue" style:list-style-name="L3"/>
    <style:style style:name="P2" style:family="paragraph" style:parent-style-name="Dialogue" style:list-style-name="L4"/>
    <style:style style:name="P3" style:family="paragraph" style:parent-style-name="Dialogue">
      <style:paragraph-properties fo:text-align="justify" style:justify-single-word="false"/>
      <style:text-properties officeooo:rsid="002ae422" officeooo:paragraph-rsid="002ae422"/>
    </style:style>
    <style:style style:name="P4" style:family="paragraph" style:parent-style-name="Text_20_body">
      <style:text-properties officeooo:rsid="001a1c6f" officeooo:paragraph-rsid="001a1c6f"/>
    </style:style>
    <style:style style:name="P5" style:family="paragraph" style:parent-style-name="Text_20_body">
      <style:text-properties officeooo:rsid="001baffd" officeooo:paragraph-rsid="001baffd"/>
    </style:style>
    <style:style style:name="P6" style:family="paragraph" style:parent-style-name="Text_20_body">
      <style:text-properties officeooo:rsid="001baffd" officeooo:paragraph-rsid="001d500e"/>
    </style:style>
    <style:style style:name="P7" style:family="paragraph" style:parent-style-name="Text_20_body">
      <style:text-properties officeooo:rsid="001d500e" officeooo:paragraph-rsid="001d500e"/>
    </style:style>
    <style:style style:name="P8" style:family="paragraph" style:parent-style-name="Text_20_body">
      <style:text-properties officeooo:rsid="001eaa7a" officeooo:paragraph-rsid="001eaa7a"/>
    </style:style>
    <style:style style:name="P9" style:family="paragraph" style:parent-style-name="Text_20_body">
      <style:text-properties officeooo:rsid="001f18d1" officeooo:paragraph-rsid="001f18d1"/>
    </style:style>
    <style:style style:name="P10" style:family="paragraph" style:parent-style-name="Text_20_body">
      <style:text-properties officeooo:rsid="001fdfab" officeooo:paragraph-rsid="001fdfab"/>
    </style:style>
    <style:style style:name="P11" style:family="paragraph" style:parent-style-name="Text_20_body">
      <style:text-properties officeooo:rsid="00214b53" officeooo:paragraph-rsid="00214b53"/>
    </style:style>
    <style:style style:name="P12" style:family="paragraph" style:parent-style-name="Text_20_body">
      <style:text-properties officeooo:rsid="00228ce7" officeooo:paragraph-rsid="00228ce7"/>
    </style:style>
    <style:style style:name="P13" style:family="paragraph" style:parent-style-name="Text_20_body">
      <style:text-properties style:text-underline-style="solid" style:text-underline-type="double" style:text-underline-width="auto" style:text-underline-color="font-color" officeooo:rsid="00228ce7" officeooo:paragraph-rsid="00228ce7"/>
    </style:style>
    <style:style style:name="T1" style:family="text">
      <style:text-properties officeooo:rsid="00184925"/>
    </style:style>
    <style:style style:name="T2" style:family="text">
      <style:text-properties officeooo:rsid="00188da6"/>
    </style:style>
    <style:style style:name="T3" style:family="text">
      <style:text-properties officeooo:rsid="001a1c6f"/>
    </style:style>
    <style:style style:name="T4" style:family="text">
      <style:text-properties officeooo:rsid="001ad51b"/>
    </style:style>
    <style:style style:name="T5" style:family="text">
      <style:text-properties officeooo:rsid="001d500e"/>
    </style:style>
    <style:style style:name="T6" style:family="text">
      <style:text-properties officeooo:rsid="001d8c55"/>
    </style:style>
    <style:style style:name="T7" style:family="text">
      <style:text-properties officeooo:rsid="001fdfab"/>
    </style:style>
    <style:style style:name="T8" style:family="text">
      <style:text-properties officeooo:rsid="00206b0f"/>
    </style:style>
    <style:style style:name="T9" style:family="text">
      <style:text-properties officeooo:rsid="00214b53"/>
    </style:style>
    <style:style style:name="T10" style:family="text">
      <style:text-properties officeooo:rsid="00228ce7"/>
    </style:style>
    <style:style style:name="T11" style:family="text">
      <style:text-properties officeooo:rsid="0024417a"/>
    </style:style>
    <style:style style:name="T12" style:family="text">
      <style:text-properties fo:font-style="italic" style:text-underline-style="none" style:font-style-asian="italic" style:font-style-complex="italic"/>
    </style:style>
    <style:style style:name="T13" style:family="text">
      <style:text-properties officeooo:rsid="00246d77"/>
    </style:style>
    <style:style style:name="T14" style:family="text">
      <style:text-properties style:text-underline-style="none"/>
    </style:style>
    <style:style style:name="T15" style:family="text">
      <style:text-properties style:text-underline-style="none" officeooo:rsid="00246d77"/>
    </style:style>
    <style:style style:name="T16" style:family="text">
      <style:text-properties officeooo:rsid="0025356b"/>
    </style:style>
    <style:style style:name="T17" style:family="text">
      <style:text-properties officeooo:rsid="002608f9"/>
    </style:style>
    <style:style style:name="T18" style:family="text">
      <style:text-properties officeooo:rsid="0028046b"/>
    </style:style>
    <style:style style:name="T19" style:family="text">
      <style:text-properties officeooo:rsid="002a8cce"/>
    </style:style>
    <style:style style:name="T20" style:family="text">
      <style:text-properties officeooo:rsid="002ae4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essence d’une personne transparaît-elle dans un simple geste ? <text:span text:style-name="T3">Que révèlent</text:span> une expression du visage, une posture ? Une inconnue vous apparaît au détour d’une rue, d’une porte qui s’ouvre. Que dit d’elle l’image qu’elle grave à cet instant sur votre rétine ? Tout ? Rien ? Un mensonge, <text:span text:style-name="T1">fruit de vos fantasmes et de ses efforts vestimentaires et cosmétiques? Que nous apprend le sourire d’un homme qui vous apparaît pour la première fois ? Un sentiment sans détour ou une franche imposture ?</text:span></text:p>
      <text:p text:style-name="Text_20_body">Penché sur son clavier, l’homme n’offrait qu’un dos arrondi comme première impression. Ses doigt frappaient les touches à toute vitesse, alignant des signes colorés et parfois étrange<text:span text:style-name="T2">s</text:span> sur un écran noir. <text:span text:style-name="T2">U</text:span>ne intense concentration <text:span text:style-name="T2">émanait</text:span> de ce corps a<text:span text:style-name="T2">bsorbé dans son</text:span> travail. <text:span text:style-name="T2">Puis l’homme frappa sur une touche à en haut du clavier, se redressa pour s’appuyer au dossier de sa chaise et contempla un deuxième écran sur sa gauche, nettement plus grand. Dans ce dernier geste du doigt, il y avait quelque chose d’emphatique, comme lorsqu’un écrivain met un point final à un long roman. Et dès que l’écran de gauche redessina son affichage, tout le corps de cet homme sembla se relâcher comme si, jusqu’à maintenant, chaque fibre musculaire avait été mise en tension, avait été sollicitée dans un unique but que seule la course folle des doigts sur le clavier indiquait. </text:span></text:p>
      <text:p text:style-name="P4">Évidemment, la première pensée qui vient à l’esprit est celle d’un sprinter tendu vers le but, d’un tireur dont les muscles sont aussi bandés que la corde de son arc pour ensuite, une fois la flèche fichée dans la cible, se relâcher totalement.</text:p>
      <text:p text:style-name="P4">Il est étrange qu’un homme attablé devant un ordinateur évoque ainsi un sportif <text:span text:style-name="T4">et pourtant, tout observateur un peu attentif ne manquerait pas de faire cette comparaison. Il inférerait même de cette courte scène le caractère volontaire, déterminé, acéré de l’homme qui contemple maintenant l’écran multicolore. </text:span></text:p>
      <text:p text:style-name="P5">En quoi il se tromperait largement.</text:p>
      <text:p text:style-name="P6">Cyril contempla satisfait l’image qui s’était dessinée sur le grand écran à sa gauche. Utilisant la souris de l’ordinateur, il cliqua sur les divers menus et boutons qui apparaissaient tour à tour et instantanément une nouvelle image s’affichait. A cet instant, un rayon de soleil d’automne éclaira son visage. Son regard plongea vers la fenêtre en face à lui. Dans un ciel nuageux digne d’un tableau renaissance, le soleil tentait de se faire voir provoquant d’harmonieux jeux de couleur sur les frondaison<text:span text:style-name="T5">s</text:span> déjà bien rousses. </text:p>
      <text:p text:style-name="P6">Cyril reporta son attention sur l’écran et sourit. Le site dont il venait d’achever la programmation <text:span text:style-name="T5">offrait</text:span> la même palette de couleurs que celles qui s’<text:span text:style-name="T5">affichaient</text:span> au-dehors. <text:span text:style-name="T5">Ce n’était pas la première fois. Bien sûr les clients qui lui passaient commande avaient leurs propres exigences en matière de couleurs mais souvent Cyril laissait dériver son travail vers des teintes plus proches de la saison en cours. Et les quelques cas où une telle dérive n’avait pas été possible, Cyril avait pris conscience qu’il mettait beaucoup plus de temps à achever son travail. Comme si, inconsciemment, il attendait que la saison s’accorde aux choix de son client.</text:span></text:p>
      <text:p text:style-name="P7">Il reprit les tests auxquels il soumettait son travail. Vérifia que le rendu sur son smartphone était aussi harmonieux que sur le grand écran. Il utilisa un outils en ligne lui permettant de simuler tous les types de téléphones existants, les tablettes de divers taille<text:span text:style-name="T6">s </text:span><text:soft-page-break/><text:span text:style-name="T6">et les écrans quelque soit leur résolution. Dans tous les cas, le site auquel il venait de donner jour affichait harmonieusement les divers éléments des pages : menus, encadrés, textes, boutons, etc. Puis il dégotta un autre outil afin de vérifier la rapidité d’affichage dans des conditions de connexions dégradées. Là encore son travail donnait entière satisfaction et même avec un bon vieux modem 56k les pages s’affichaient encore avec fluidité. Idem pour une mauvaise liaison avec un smartphone. </text:span></text:p>
      <text:p text:style-name="P9">Cyril sourit, satisfait. Pour ce site, son client était une petite boite qui faisait de la maintenance de machines travaillant en conditions extrêmes. Les techniciens devaient pourvoir avoir accès à des informations rapidement, y compris sur un chantier isolé. Et comme certaines de ces information évoluaient rapidement, tout de ne pouvait pas être stocké sur leurs portables. Le recours à un site, mis à jour en continu, était indispensable.</text:p>
      <text:list xml:id="list3792015898" text:style-name="L3">
        <text:list-item>
          <text:p text:style-name="P1">Il me faut un truc sans fioriture, robuste et véloce, lui avait précisé le patron de la boite en question. Et même si c’est moche, on s’en fout !</text:p>
        </text:list-item>
      </text:list>
      <text:p text:style-name="P9">Cyril avait donc abandonné les lourds outils habituellement utilisés pour concevoir des sites web. Exit tous les framework et CMS bien pratiques car ils vous mâchent le travail mais qui s’accompagnent de dizaines de milliers de fichiers et imposent une certaine lourdeur. Retour aux <text:span text:style-name="T7">langages de programmation fondamentaux. Cyril, conçut d’abord l’architecture de son projet puis se lança dans l’écriture des fichiers programmes puis élabora une par une ses feuilles de styles. Il aimait particulièrement ce travail, écrire à partir de rien des phrases de code qui s’affichaient en lignes multicolores sur son écran noir. Il se sentait comme un ébéniste qui aurait laissé tomber ses machines-outils pour retrouver, un temps, le plaisir du travail manuel.</text:span></text:p>
      <text:p text:style-name="P10">Et le résulat était là : robuste, véloce, sans fioriture. Cerise sur le gâteau, le site qu’il venait de concevoir était beau <text:span text:style-name="T8">et d’un esthétisme qui s’accordait au contenu favorisant une navigation plus intuitive. Non seulement, couleurs et polices de caractères s’accordaient harmonieusement, mais en plus chacune soulignait efficacement les éléments de contenu, rendant évident les déplacement dans le profondeurs de l’arborescence du site.</text:span> </text:p>
      <text:p text:style-name="P8">Cyril était content de lui. Il s’affala dans son fauteuil de bureau, <text:span text:style-name="T9">passa ses mains derrière la tête, et étira tous ces muscles endoloris par l’effort. Satisfait mais en même temps un peu triste, comme lorsque l’on achève un roman passionnant, heureux d’avoir dévoré une si belle écriture, mais triste d’avoir déjà tourné la dernière page.</text:span></text:p>
      <text:p text:style-name="P11">Il se pencha une dernière fois sur son clavier pour remettre ses machines en ordre « norma ». En programmation, il avait pris l’habitude de déconnecter tout ce qui pouvait détourner son attention : pas d’emails intempestifs ni de sms envahissants. Les notifications automatiques de son ordinateur étaient muselées, jusqu’à la pendule qui disparaissait de ses yeux.</text:p>
      <text:p text:style-name="P11">Remettant tout en ordre, il constata qu’il avait passé plus de six heures sur ses machines. Soudain, une faim canine lui traversa le ventre doublée d’un désir irrépressible d’aller marcher dans l’air du soir. Mais, débarrassé de ses chaînes, l’ordinateur se rappela à lui et, dans un cliquetis caractéristique, lui afficha une volée d’e-mails. <text:span text:style-name="T10">Lassé par le temps passé </text:span><text:soft-page-break/><text:span text:style-name="T10">devant la machine, il faillit l’éteindre. Mais deux noms attirèrent son attention dans la liste des courriers reçus : Isabelle son ex, et Lise …</text:span></text:p>
      <text:p text:style-name="P12">Avec un soupir, il se rassit devant l’ordi et commença par éliminer tous les spams et publicités qui encombraient sa boite. Restaient trois mails. Il hésita à ouvrir celui d’Isabelle pressentant la mauvaise nouvelle. Il avait raison.</text:p>
      <text:p text:style-name="P13"><text:span text:style-name="T14">« </text:span><text:span text:style-name="T12">Manon annulation </text:span><text:span text:style-name="T14">» disait, </text:span><text:span text:style-name="T15">laconique,</text:span><text:span text:style-name="T14"> le titre du message. Cyril grommela </text:span><text:span text:style-name="T15">mais ouvrit le message</text:span>.</text:p>
      <text:p text:style-name="P12"><text:span text:style-name="T13">En quelques most, s</text:span>on ex lui expliquait que leur fille devait préparer un concours de Conservatoire et ne pourrait venir <text:span text:style-name="T11">pour les vacances de la Toussaint comme prévu. Sans plus d’explications. Cyril n’était pas du style à mettre un coup de poing dans l’écran mais sa colère mêlée de déception n’en était pas moins immense. </text:span></text:p>
      <text:list xml:id="list2920746266" text:style-name="L4">
        <text:list-item>
          <text:p text:style-name="P2">En plus ce n’est pas la première fois qu’elle me fait le coup, rugit-il <text:span text:style-name="T13">dans la solitude de son petit appartement.</text:span></text:p>
        </text:list-item>
      </text:list>
      <text:p text:style-name="Text_20_body">Se retournant, il jeta un coup d’oeil à la porte entr’ouverte sur la chambre réservée pour les rares venues de sa fille. Quelques semaines auparavant, il en avait repeint les murs, transformant une chambre de petite fille aux couleurs vives en chambre d’adulte, essayant de deviner les goûts de Manon. Sa fille qu’il voyait si peu.</text:p>
      <text:p text:style-name="Text_20_body">Le plaisir du travail achevé s’était évanoui et soudain, les longues heures de travail s’immisçaient en lui.</text:p>
      <text:p text:style-name="Text_20_body">Isabelle, Manon, vingt ans de sa vie et presque vingt ans de <text:span text:style-name="T16">gâchis.</text:span> Ou comment transformer une passion brûlante en une cruelle guerre froide. <text:span text:style-name="T16">Il s’étaient rencontrés à l’Ecole de Beaux-Arts où il enseignait le design web. Un vrai coup de foudre. Cinq années d’amour fou, de moments délicieux, d’inconscience amoureuse. Ils partageaient la même passion pour la marche. Ils marchaient partout : en montagne, en ville, au bord de la mer. Sac au dos, ils plantaient la tente dès la fin du jour et, malgré la fatigue accumulée, faisaient l’amour sans retenue. </text:span></text:p>
      <text:p text:style-name="Text_20_body">Puis un jour, ils décidèrent de faire un enfant. <text:span text:style-name="T17">Évidemment</text:span>, tous les couples finissent comme ça. Et Cyril constata que leur couple, qui ressemblait à un sloop rapide qui fendait les eaux, se transforma soudain en Titanic, lourd paquebot ardu à manœuvrer. <text:span text:style-name="T18">Non ça c’était une reconstitution un peu simpliste de la réalité. Cyril devait reconnaître que les choses ne s’étaient pas passées aussi vite D’autant plus que Manon avait toujours été un bébé facile, puis une gamine sans problème. A quel moment la situation s’était-elle dégradée ? Cyril était incapable de le dire. Il se souvient de moments heureux où Manon dormait entre eux dans la tente. Bien sûr, plus question de faire l’amour, mais déjà le désir ne s’était-il pas émoussé. Est-ce ainsi dans tous les couples ? Le désir s’efface quand l’enfant paraît ? Comme si l’espèce était satisfaite, consciente de sa survie, et que les individus n’avaient plus besoin de s’accoupler.</text:span></text:p>
      <text:p text:style-name="Text_20_body">Non. Cyril avait suffisemment de connaissances en biologie pour savoir que l’Espèce ne se satisfait qu’à partir d’une dizaine de descendants. En tout cas pas au premier, trop risqué. Alors quoi ? Le désir aurait-il besoin d’une stimulation renouvelée, se contenterait mal <text:soft-page-break/>d’un routine qui s’installe, d’un manque d’imagination, d’une répétition à l’identique. <text:span text:style-name="T19">Le désir s’efface-t-il quand l’amour est mort, ou bien est-ce l’inverse. L’amour peut-il survivre à l’agonie du désir ? Cyril ne savait plus grand-chose sur tous ces sujets. Il se souvenait seulement que les disputes s’étaient faites de plus en plus fréquentes, suivies de réconciliations toutes aussi violentes. Puis les réconciliations s’espacèrent, ne restèrent que les engueulades pour des broutilles, pour rien.</text:span></text:p>
      <text:p text:style-name="Text_20_body">Un jour, lors d’une discussion plus violente encore que les précédentes, Cyril avait aperçu son reflet dans le miroir du salon. Il n’avait reconnu son visage. Les sentiments qui le traversaient semblait l’avoir habillé d’un masque de haine. <text:span text:style-name="T20">Les traits déformés, la bouche marquée d’un rictus amer, les yeux comme fous. Soudain, il s’était tu. Isabelle, pensant qu’il capitulait, avait lancé ses dernières troupes dans la bagarre. Le coup fit long feu.</text:span></text:p>
      <text:p text:style-name="Text_20_body">Bras ballants le long du corps, Cyril la contempla quelques secondes. Sa femme en face de lui remarqua sans comprendre l’infinie tristesse qui peignait maintenant ses trait.</text:p>
      <text:list xml:id="list3281396426" text:style-name="List_20_1">
        <text:list-item>
          <text:p text:style-name="P3">Je pars, dit-il calmement</text:p>
        </text:list-item>
        <text:list-item>
          <text:p text:style-name="P3">Quoi Tu pars ! Repliqua Isabelle d’un ton vif. Mais déjà, elle n’était plus certaine de maîtriser la situation.</text:p>
        </text:list-item>
        <text:list-item>
          <text:p text:style-name="P3">Je pars, je te quitte, je ne veux plus vivre avec toi.</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ucida Sans1" svg:font-family="'Lucida Sans'" style:font-family-generic="swiss"/>
    <style:font-face style:name="Linux Biolinum G" svg:font-family="'Linux Biolinum G'" style:font-pitch="variable"/>
    <style:font-face style:name="DINPro-Medium" svg:font-family="DINPro-Medium" style:font-family-generic="moder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family="Georgia" style:font-family-generic="roman" style:font-pitch="variable" officeooo:rsid="0017426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Georgia" fo:font-family="Georgia"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ialogue" style:family="paragraph" style:parent-style-name="Text_20_body" style:list-style-name="List_20_1">
      <style:paragraph-properties style:writing-mode="page"/>
      <style:text-properties officeooo:rsid="001f18d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07:35:51.367000000</meta:creation-date>
    <dc:date>2018-07-14T19:01:15.787000000</dc:date>
    <meta:editing-duration>PT3H42M18S</meta:editing-duration>
    <meta:editing-cycles>12</meta:editing-cycles>
    <meta:generator>LibreOffice/5.4.5.1$Windows_X86_64 LibreOffice_project/79c9829dd5d8054ec39a82dc51cd9eff340dbee8</meta:generator>
    <meta:document-statistic meta:table-count="0" meta:image-count="0" meta:object-count="0" meta:page-count="4" meta:paragraph-count="29" meta:word-count="1817" meta:character-count="11201" meta:non-whitespace-character-count="9411"/>
  </office:meta>
</office:document-meta>
</file>